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0e9a22" officeooo:paragraph-rsid="00162d71"/>
    </style:style>
    <style:style style:name="P9" style:family="paragraph" style:parent-style-name="Azione_20_sistema" style:list-style-name="Numerazione_20_UC">
      <style:text-properties officeooo:rsid="000db710" officeooo:paragraph-rsid="00149ae1"/>
    </style:style>
    <style:style style:name="P10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1" style:family="paragraph" style:parent-style-name="Standard" style:list-style-name="L1">
      <style:text-properties officeooo:rsid="000e27c0" officeooo:paragraph-rsid="00104c2a"/>
    </style:style>
    <style:style style:name="P12" style:family="paragraph" style:parent-style-name="Azione_20_attore" style:list-style-name="Numerazione_20_UC">
      <style:text-properties officeooo:rsid="000db710" officeooo:paragraph-rsid="00104c2a"/>
    </style:style>
    <style:style style:name="P13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49ae1" style:font-weight-asian="normal" style:font-weight-complex="normal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49ae1" style:font-weight-asian="normal" style:font-weight-complex="normal"/>
    </style:style>
    <style:style style:name="T6" style:family="text">
      <style:text-properties fo:font-weight="normal" officeooo:rsid="0014a9a6" style:font-weight-asian="normal" style:font-weight-complex="normal"/>
    </style:style>
    <style:style style:name="T7" style:family="text">
      <style:text-properties fo:font-weight="normal" officeooo:rsid="0014e05e" style:font-weight-asian="normal" style:font-weight-complex="normal"/>
    </style:style>
    <style:style style:name="T8" style:family="text">
      <style:text-properties officeooo:rsid="000f2ffc"/>
    </style:style>
    <style:style style:name="T9" style:family="text">
      <style:text-properties officeooo:rsid="000ad213"/>
    </style:style>
    <style:style style:name="T10" style:family="text">
      <style:text-properties officeooo:rsid="0013b382"/>
    </style:style>
    <style:style style:name="T11" style:family="text">
      <style:text-properties officeooo:rsid="00149ae1"/>
    </style:style>
    <style:style style:name="T12" style:family="text">
      <style:text-properties fo:font-weight="bold" officeooo:rsid="00149ae1" style:font-weight-asian="bold" style:font-weight-complex="bold"/>
    </style:style>
    <style:style style:name="T13" style:family="text">
      <style:text-properties officeooo:rsid="00162d7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<text:span text:style-name="T13">Ricerca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67846" text:style-name="Numerazione_20_UC">
              <text:list-item>
                <text:p text:style-name="P12"><text:span text:style-name="T2">L'utente </text:span><text:s/>accede alla sezione Questionari <text:span text:style-name="T11">(</text:span><text:span text:style-name="T12">include Visualizza Questionari </text:span><text:span text:style-name="T5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3">2. </text:span><text:span text:style-name="T7">Il sistema mostra all'utente la lista dei questionari</text:span></text:p>
                            <text:p text:style-name="P10"><text:span text:style-name="T5">3.L'utente seleziona la ricerca tra le funzion</text:span><text:span text:style-name="T6">alità</text:span><text:span text:style-name="T5"> disponibili</text:span></text:p>
                            <text:p text:style-name="P13"><text:s text:c="30"/>4.Il sistema mostra la pagina con i campi compilabili </text:p>
                            <text:p text:style-name="P13"><text:s text:c="34"/>per la ricerca <text:s text:c="65"/></text:p>
                            <text:p text:style-name="P13">5. L'utente inserisce le parole chiave negli appositi campi</text:p>
                            <text:p text:style-name="P13"><text:s text:c="31"/>6. Il sistema mostra i risultati della ricerca <text:s text:c="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11">all'utente l'elenco dei questionari ottenuti dalla ricerca (</text:span><text:span text:style-name="T12">include Visualizza Questionari</text:span><text:span text:style-name="T5">)</text:span><text:span text:style-name="T4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463214" text:style-name="L1">
              <text:list-item>
                <text:p text:style-name="P11"><text:span text:style-name="T8">Nel caso di un errore utente, il sistema mostra all’utente un messaggio di errore che </text:span><text:span text:style-name="T9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38M10S</meta:editing-duration>
    <meta:editing-cycles>11</meta:editing-cycles>
    <meta:generator>LibreOffice/3.6$Windows_x86 LibreOffice_project/da8c1e6-fd468f4-454e206-f42a4a9-143cfd</meta:generator>
    <dc:date>2012-10-19T20:34:44.40</dc:date>
    <meta:document-statistic meta:table-count="1" meta:image-count="0" meta:object-count="0" meta:page-count="1" meta:paragraph-count="22" meta:word-count="123" meta:character-count="1025" meta:non-whitespace-character-count="737"/>
  </office:meta>
</office:document-meta>
</file>